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7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2764in"/>
    </style:style>
    <style:style style:name="Table1.A1" style:family="table-cell">
      <style:table-cell-properties fo:padding="0.0382in" fo:border="none"/>
    </style:style>
    <style:style style:name="Table5" style:family="table" style:master-page-name="">
      <style:table-properties style:width="6.25in" fo:margin-left="0.4847in" style:page-number="auto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 style:master-page-name="">
      <style:table-properties style:width="5.5632in" fo:margin-left="0.5069in" style:page-number="auto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2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3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4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5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6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7" style:family="paragraph" style:parent-style-name="Table_20_Contents">
      <style:paragraph-properties fo:line-height="150%"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officeooo:rsid="0139c761" officeooo:paragraph-rsid="00bfca14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officeooo:rsid="013d6426" officeooo:paragraph-rsid="00bfca14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officeooo:rsid="0057f3c2" officeooo:paragraph-rsid="0057f3c2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officeooo:rsid="0065172a" officeooo:paragraph-rsid="0065172a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officeooo:rsid="0067f29a" officeooo:paragraph-rsid="0067f29a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officeooo:rsid="00787994" officeooo:paragraph-rsid="00787994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7a627b" officeooo:paragraph-rsid="007a627b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weight="bold" officeooo:rsid="007d1ea3" officeooo:paragraph-rsid="008ce2f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weight="bold" officeooo:rsid="008060f4" officeooo:paragraph-rsid="008060f4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weight="bold" officeooo:rsid="0097b635" officeooo:paragraph-rsid="0097b63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officeooo:rsid="008ce2f1" officeooo:paragraph-rsid="008ce2f1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officeooo:rsid="007fc3b4" officeooo:paragraph-rsid="007fc3b4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officeooo:rsid="008e601a" officeooo:paragraph-rsid="008e601a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939868" officeooo:paragraph-rsid="00939868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officeooo:rsid="0096a8b4" officeooo:paragraph-rsid="0096a8b4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officeooo:rsid="009731c1" officeooo:paragraph-rsid="009731c1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officeooo:rsid="0097b635" officeooo:paragraph-rsid="0097b635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officeooo:rsid="00a00761" officeooo:paragraph-rsid="00a00761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0c6e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720c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officeooo:rsid="013fcc00" officeooo:paragraph-rsid="013fcc00"/>
    </style:style>
    <style:style style:name="P3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fo:font-weight="bold" officeooo:rsid="0061fc86" officeooo:paragraph-rsid="0061fc86" style:font-weight-asian="bold" style:font-weight-complex="bold"/>
    </style:style>
    <style:style style:name="P3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bb04e"/>
    </style:style>
    <style:style style:name="P3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a138f"/>
    </style:style>
    <style:style style:name="P34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7b635"/>
    </style:style>
    <style:style style:name="P35" style:family="paragraph" style:parent-style-name="Standard">
      <style:paragraph-properties fo:line-height="150%" fo:text-align="center" style:justify-single-word="false"/>
      <style:text-properties style:font-name="Liberation Serif" fo:font-weight="bold" officeooo:rsid="0020733c" officeooo:paragraph-rsid="0020733c" style:font-weight-asian="bold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Liberation Serif" officeooo:paragraph-rsid="0020733c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paragraph-rsid="005459e4"/>
    </style:style>
    <style:style style:name="P38" style:family="paragraph" style:parent-style-name="Standard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39" style:family="paragraph" style:parent-style-name="Standard">
      <style:paragraph-properties fo:line-height="150%" fo:text-align="start" style:justify-single-word="false"/>
      <style:text-properties style:font-name="Liberation Serif" officeooo:rsid="003ca262" officeooo:paragraph-rsid="00bfca14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88787" officeooo:paragraph-rsid="00488787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4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b81b"/>
    </style:style>
    <style:style style:name="P4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45" style:family="paragraph" style:parent-style-name="Standard">
      <style:text-properties style:font-name="Liberation Serif" officeooo:paragraph-rsid="00b0c6e7"/>
    </style:style>
    <style:style style:name="P46" style:family="paragraph" style:parent-style-name="Standard" style:list-style-name="L2">
      <style:paragraph-properties fo:line-height="150%" fo:text-align="start" style:justify-single-word="false"/>
      <style:text-properties style:font-name="Liberation Serif" officeooo:rsid="003d42dd" officeooo:paragraph-rsid="003ab081"/>
    </style:style>
    <style:style style:name="P47" style:family="paragraph" style:parent-style-name="Standard" style:list-style-name="L4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48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9d3dc" officeooo:paragraph-rsid="0049d3dc"/>
    </style:style>
    <style:style style:name="P4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50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51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459e4" officeooo:paragraph-rsid="005459e4"/>
    </style:style>
    <style:style style:name="P52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53" style:family="paragraph" style:parent-style-name="Standard" style:list-style-name="L15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aa273b" officeooo:paragraph-rsid="00aa273b"/>
    </style:style>
    <style:style style:name="P54" style:family="paragraph" style:parent-style-name="Standard" style:list-style-name="L16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55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2b9fde" officeooo:paragraph-rsid="016b5512"/>
    </style:style>
    <style:style style:name="P5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e1418" officeooo:paragraph-rsid="016e1418"/>
    </style:style>
    <style:style style:name="P57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fd9b5" officeooo:paragraph-rsid="016fd9b5"/>
    </style:style>
    <style:style style:name="P58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03822" officeooo:paragraph-rsid="01703822"/>
    </style:style>
    <style:style style:name="P59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03822" officeooo:paragraph-rsid="01721487"/>
    </style:style>
    <style:style style:name="P60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21487" officeooo:paragraph-rsid="01721487"/>
    </style:style>
    <style:style style:name="P61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3f33d" officeooo:paragraph-rsid="0173f33d"/>
    </style:style>
    <style:style style:name="P6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5a6f6" officeooo:paragraph-rsid="0175a6f6"/>
    </style:style>
    <style:style style:name="P63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7cd7a" officeooo:paragraph-rsid="0177cd7a"/>
    </style:style>
    <style:style style:name="P6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7cd7a" officeooo:paragraph-rsid="017a54b7"/>
    </style:style>
    <style:style style:name="P6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93a55" officeooo:paragraph-rsid="01793a55"/>
    </style:style>
    <style:style style:name="P6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b00ad" officeooo:paragraph-rsid="017b00ad"/>
    </style:style>
    <style:style style:name="P67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bf1a2" officeooo:paragraph-rsid="017bf1a2"/>
    </style:style>
    <style:style style:name="P68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dc369" officeooo:paragraph-rsid="017dc369"/>
    </style:style>
    <style:style style:name="P6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eaedb" officeooo:paragraph-rsid="017eaedb"/>
    </style:style>
    <style:style style:name="P70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fb7a8" officeooo:paragraph-rsid="017fb7a8"/>
    </style:style>
    <style:style style:name="P71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fb7a8" officeooo:paragraph-rsid="017fb7a8"/>
    </style:style>
    <style:style style:name="P72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805415" officeooo:paragraph-rsid="01805415"/>
    </style:style>
    <style:style style:name="P73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style:font-name="Liberation Serif" officeooo:rsid="012b9fde" officeooo:paragraph-rsid="012b9fde"/>
    </style:style>
    <style:style style:name="P74" style:family="paragraph" style:parent-style-name="Standard" style:list-style-name="L17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style:font-name="Liberation Serif" officeooo:rsid="00aa273b" officeooo:paragraph-rsid="00aa273b"/>
    </style:style>
    <style:style style:name="P75" style:family="paragraph" style:parent-style-name="Standard" style:list-style-name="L17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aa273b"/>
    </style:style>
    <style:style style:name="P76" style:family="paragraph" style:parent-style-name="Standard" style:list-style-name="L18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77" style:family="paragraph" style:parent-style-name="Standard" style:list-style-name="L19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P78" style:family="paragraph" style:parent-style-name="Standard" style:list-style-name="L18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79" style:family="paragraph" style:parent-style-name="Standard" style:list-style-name="L19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P80" style:family="paragraph" style:parent-style-name="Standard" style:list-style-name="L3">
      <loext:graphic-properties draw:fill="none"/>
      <style:paragraph-properties fo:margin-left="0in" fo:margin-right="0in" fo:margin-top="0.0835in" fo:margin-bottom="0in" loext:contextual-spacing="false" fo:line-height="108%" fo:text-align="start" style:justify-single-word="false" fo:text-indent="0in" style:auto-text-indent="false" fo:background-color="transparent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9d2c2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0in" style:auto-text-indent="false" fo:background-color="transparent"/>
      <style:text-properties style:font-name="Liberation Serif" officeooo:rsid="00aa273b" officeooo:paragraph-rsid="00aa273b"/>
    </style:style>
    <style:style style:name="P82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83" style:family="paragraph" style:parent-style-name="Table_20_Contents">
      <style:paragraph-properties fo:line-height="150%" fo:text-align="start" style:justify-single-word="false"/>
    </style:style>
    <style:style style:name="P84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85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9fbbd" officeooo:paragraph-rsid="0059fbbd"/>
    </style:style>
    <style:style style:name="P86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d982d" officeooo:paragraph-rsid="005d982d"/>
    </style:style>
    <style:style style:name="P87" style:family="paragraph" style:parent-style-name="Table_20_Contents" style:list-style-name="L12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e2873" officeooo:paragraph-rsid="005e2873"/>
    </style:style>
    <style:style style:name="P8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14abf34"/>
    </style:style>
    <style:style style:name="P8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18893f9"/>
    </style:style>
    <style:style style:name="P9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07292f5"/>
    </style:style>
    <style:style style:name="P9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14abf34"/>
    </style:style>
    <style:style style:name="P9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18893f9"/>
    </style:style>
    <style:style style:name="P9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238dc"/>
    </style:style>
    <style:style style:name="P9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abf34"/>
    </style:style>
    <style:style style:name="P95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8893f9"/>
    </style:style>
    <style:style style:name="P96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07711e8"/>
    </style:style>
    <style:style style:name="P97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14abf34"/>
    </style:style>
    <style:style style:name="P9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18893f9"/>
    </style:style>
    <style:style style:name="P9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14abf34"/>
    </style:style>
    <style:style style:name="P10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18893f9"/>
    </style:style>
    <style:style style:name="P10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07941d4"/>
    </style:style>
    <style:style style:name="P10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622998"/>
    </style:style>
    <style:style style:name="P10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8b12b3"/>
    </style:style>
    <style:style style:name="P10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4679d0"/>
    </style:style>
    <style:style style:name="P105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622998"/>
    </style:style>
    <style:style style:name="P106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4abf34"/>
    </style:style>
    <style:style style:name="P107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8b12b3"/>
    </style:style>
    <style:style style:name="P108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475d76"/>
    </style:style>
    <style:style style:name="P109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622998"/>
    </style:style>
    <style:style style:name="P110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8b12b3"/>
    </style:style>
    <style:style style:name="P111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07a627b"/>
    </style:style>
    <style:style style:name="P112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14abf34"/>
    </style:style>
    <style:style style:name="P113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07a627b"/>
    </style:style>
    <style:style style:name="P114" style:family="paragraph" style:parent-style-name="Table_20_Contents" style:list-style-name="L14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14abf34"/>
    </style:style>
    <style:style style:name="P115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67de7c" officeooo:paragraph-rsid="0167de7c"/>
    </style:style>
    <style:style style:name="P116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officeooo:rsid="0167de7c" officeooo:paragraph-rsid="0167de7c"/>
    </style:style>
    <style:style style:name="P117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67de7c" officeooo:paragraph-rsid="0167de7c"/>
    </style:style>
    <style:style style:name="P118" style:family="paragraph" style:parent-style-name="Table_20_Contents" style:list-style-name="L14">
      <loext:graphic-properties draw:fill="none"/>
      <style:paragraph-properties fo:text-align="center" style:justify-single-word="false" fo:background-color="transparent" text:number-lines="false" text:line-number="0"/>
      <style:text-properties style:font-name="Liberation Serif" officeooo:rsid="0097b635" officeooo:paragraph-rsid="009a138f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5d982d"/>
    </style:style>
    <style:style style:name="T4" style:family="text">
      <style:text-properties style:text-underline-style="none" officeooo:rsid="007c66f1"/>
    </style:style>
    <style:style style:name="T5" style:family="text">
      <style:text-properties officeooo:rsid="007ddb89"/>
    </style:style>
    <style:style style:name="T6" style:family="text">
      <style:text-properties officeooo:rsid="00855c21"/>
    </style:style>
    <style:style style:name="T7" style:family="text">
      <style:text-properties officeooo:rsid="0097415f"/>
    </style:style>
    <style:style style:name="T8" style:family="text">
      <style:text-properties officeooo:rsid="00ad07c3"/>
    </style:style>
    <style:style style:name="T9" style:family="text">
      <style:text-properties officeooo:rsid="008bc88b"/>
    </style:style>
    <style:style style:name="T10" style:family="text">
      <style:text-properties officeooo:rsid="008ae4a1"/>
    </style:style>
    <style:style style:name="T11" style:family="text">
      <style:text-properties officeooo:rsid="00b8e445"/>
    </style:style>
    <style:style style:name="T12" style:family="text">
      <style:text-properties officeooo:rsid="00beafe0"/>
    </style:style>
    <style:style style:name="T13" style:family="text">
      <style:text-properties officeooo:rsid="00db4739"/>
    </style:style>
    <style:style style:name="T14" style:family="text">
      <style:text-properties officeooo:rsid="00dea924"/>
    </style:style>
    <style:style style:name="T15" style:family="text">
      <style:text-properties officeooo:rsid="00efe00f"/>
    </style:style>
    <style:style style:name="T16" style:family="text">
      <style:text-properties officeooo:rsid="01226fc4"/>
    </style:style>
    <style:style style:name="T17" style:family="text">
      <style:text-properties officeooo:rsid="013e7f76"/>
    </style:style>
    <style:style style:name="T18" style:family="text">
      <style:text-properties officeooo:rsid="0143841f"/>
    </style:style>
    <style:style style:name="T19" style:family="text">
      <style:text-properties officeooo:rsid="01475d76"/>
    </style:style>
    <style:style style:name="T20" style:family="text">
      <style:text-properties officeooo:rsid="0157bdb6"/>
    </style:style>
    <style:style style:name="T21" style:family="text">
      <style:text-properties officeooo:rsid="015839f4"/>
    </style:style>
    <style:style style:name="T22" style:family="text">
      <style:text-properties officeooo:rsid="0161290b"/>
    </style:style>
    <style:style style:name="T23" style:family="text">
      <style:text-properties officeooo:rsid="01660d98"/>
    </style:style>
    <style:style style:name="T24" style:family="text">
      <style:text-properties officeooo:rsid="0041d5dc"/>
    </style:style>
    <style:style style:name="T25" style:family="text">
      <style:text-properties officeooo:rsid="016a979f"/>
    </style:style>
    <style:style style:name="T26" style:family="text">
      <style:text-properties officeooo:rsid="016b5512"/>
    </style:style>
    <style:style style:name="T27" style:family="text">
      <style:text-properties officeooo:rsid="016e1418"/>
    </style:style>
    <style:style style:name="T28" style:family="text">
      <style:text-properties officeooo:rsid="01721487"/>
    </style:style>
    <style:style style:name="T29" style:family="text">
      <style:text-properties officeooo:rsid="0175a6f6"/>
    </style:style>
    <style:style style:name="T30" style:family="text">
      <style:text-properties officeooo:rsid="017a54b7"/>
    </style:style>
    <style:style style:name="T31" style:family="text">
      <style:text-properties officeooo:rsid="017eea78"/>
    </style:style>
    <style:style style:name="T32" style:family="text">
      <style:text-properties officeooo:rsid="0181f820"/>
    </style:style>
    <style:style style:name="T33" style:family="text">
      <style:text-properties officeooo:rsid="0183a624"/>
    </style:style>
    <style:style style:name="T34" style:family="text">
      <style:text-properties officeooo:rsid="018e10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NCANA PELAKSANAAN PEMBELAJARAN</text:p>
      <text:p text:style-name="P35">(RPP <text:span text:style-name="T34">1</text:span>)</text:p>
      <text:p text:style-name="P36"><draw:frame draw:style-name="fr1" draw:name="Frame1" text:anchor-type="paragraph" svg:x="1.1339in" svg:y="0.2327in" svg:width="4.8382in" draw:z-index="0"><draw:text-box fo:min-height="2.4339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">Satuan Pendidikan</text:p></table:table-cell><table:table-cell table:style-name="Table1.A1" office:value-type="string"><text:p text:style-name="P7">:</text:p></table:table-cell><table:table-cell table:style-name="Table1.A1" office:value-type="string"><text:p text:style-name="P1">SD Negeri 42 Kota Ternate</text:p></table:table-cell></table:table-row><table:table-row><table:table-cell table:style-name="Table1.A1" office:value-type="string"><text:p text:style-name="P2">Mata Pelajaran</text:p></table:table-cell><table:table-cell table:style-name="Table1.A1" office:value-type="string"><text:p text:style-name="P7">:</text:p></table:table-cell><table:table-cell table:style-name="Table1.A1" office:value-type="string"><text:p text:style-name="P2">Pendidikan Jasmani - Olahraga Kesehatan</text:p></table:table-cell></table:table-row><table:table-row><table:table-cell table:style-name="Table1.A1" office:value-type="string"><text:p text:style-name="P3">Kelas / Semester</text:p></table:table-cell><table:table-cell table:style-name="Table1.A1" office:value-type="string"><text:p text:style-name="P7">:</text:p></table:table-cell><table:table-cell table:style-name="Table1.A1" office:value-type="string"><text:p text:style-name="P4"><text:span text:style-name="T14">II</text:span> / 2</text:p></table:table-cell></table:table-row><table:table-row><table:table-cell table:style-name="Table1.A1" office:value-type="string"><text:p text:style-name="P5">Materi Pokok</text:p></table:table-cell><table:table-cell table:style-name="Table1.A1" office:value-type="string"><text:p text:style-name="P7">:</text:p></table:table-cell><table:table-cell table:style-name="Table1.A1" office:value-type="string"><text:list xml:id="list4218844033" text:style-name="L1"><text:list-item><text:p text:style-name="P115">Mengayunkan tangan / lengan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4437339703619" text:continue-numbering="true" text:style-name="L1"><text:list-item><text:p text:style-name="P115">Memutarkan tangan / lengan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4436950656741" text:continue-numbering="true" text:style-name="L1"><text:list-item><text:p text:style-name="P116">Menarik dan mendorong kedua tangan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4436045470905" text:continue-numbering="true" text:style-name="L1"><text:list-item><text:p text:style-name="P115">Melangkahkan kaki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4435758155488" text:continue-numbering="true" text:style-name="L1"><text:list-item><text:p text:style-name="P117">Mengkordinasikan ayunan tangan / lengan <text:tab/>dan langkah kaki</text:p></text:list-item></text:list></table:table-cell></table:table-row><table:table-row><table:table-cell table:style-name="Table1.A1" office:value-type="string"><text:p text:style-name="P6">Alokasi Waktu</text:p></table:table-cell><table:table-cell table:style-name="Table1.A1" office:value-type="string"><text:p text:style-name="P7">:</text:p></table:table-cell><table:table-cell table:style-name="Table1.A1" office:value-type="string"><text:list xml:id="list194846992787072" text:style-name="L1"><text:list-header><text:p text:style-name="P84"><text:span text:style-name="T16">12</text:span> Jam Pelajaran (<text:span text:style-name="T20">3</text:span> x TM)</text:p></text:list-header></text:list></table:table-cell></table:table-row></table:table></draw:text-box></draw:frame></text:p>
      <text:list xml:id="list3786945187" text:style-name="L2">
        <text:list-item>
          <text:p text:style-name="P46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3.<text:span text:style-name="T25">6</text:span>.</text:p>
          </table:table-cell>
          <table:table-cell table:style-name="Table5.A1" office:value-type="string">
            <text:list xml:id="list1219572793" text:style-name="L3">
              <text:list-header>
                <text:p text:style-name="P80">Memahami penggunaan variasi gerak dasar lokomotor dan non - lokomotor sesuai dengan irama (ketukan) tanpa/dengan musik <text:span text:style-name="T24">dalam aktivitas gerak berirama</text:span></text:p>
              </text:list-header>
            </text:list>
          </table:table-cell>
        </table:table-row>
        <table:table-row>
          <table:table-cell table:style-name="Table5.A1" office:value-type="string">
            <text:p text:style-name="P9">4.<text:span text:style-name="T25">6</text:span>.</text:p>
          </table:table-cell>
          <table:table-cell table:style-name="Table5.A1" office:value-type="string">
            <text:list xml:id="list4436106567705" text:continue-numbering="true" text:style-name="L3">
              <text:list-header>
                <text:p text:style-name="P80">Mempraktikkan penggunaan variasi gerak dasar lokomotor dan non-lokomotor sesuai dengan irama (ketukan) tanpa/dengan musik <text:span text:style-name="T24">dalam aktivitas gerak berirama</text:span></text:p>
              </text:list-header>
            </text:list>
          </table:table-cell>
        </table:table-row>
      </table:table>
      <text:p text:style-name="P39"/>
      <text:p text:style-name="P39"/>
      <text:list xml:id="list364499704" text:style-name="L4">
        <text:list-item>
          <text:p text:style-name="P47">T<text:span text:style-name="T1">UJUAN PEMBELAJARAN</text:span></text:p>
        </text:list-item>
      </text:list>
      <text:p text:style-name="P38"><text:tab/><text:span text:style-name="T1">Dengan menyimak informasi dan peragaan materi dari guru, peserta didik dapat:</text:span></text:p>
      <text:list xml:id="list1939172258" text:style-name="L5">
        <text:list-item>
          <text:p text:style-name="P73">Memahami prosedur <text:span text:style-name="T21">menggunakan gerak dasar lokomotor dan non-lokomtor, sesuai dengan irama (ketukan) / tanpa atau dengan musik dalam aktivitas gerak berirama</text:span></text:p>
        </text:list-item>
        <text:list-item>
          <text:p text:style-name="P55"><text:span text:style-name="T26">Mempraktikan</text:span> <text:span text:style-name="T26">penggunaan variasi pola gerak dasar lokomotor dan non-lokomtor, sesuai dengan irama (ketukan) / tanpa atau dengan musik dalam aktivitas gerak berirama</text:span></text:p>
        </text:list-item>
      </text:list>
      <text:p text:style-name="P40"/>
      <text:p text:style-name="P40"/>
      <text:list xml:id="list521915935" text:style-name="L6">
        <text:list-item>
          <text:p text:style-name="P48">INDIKATOR PENCAPAIAN KOMPETENSI <text:span text:style-name="T2">(IPK)</text:span></text:p>
          <text:list>
            <text:list-item>
              <text:p text:style-name="P56">Menjelaskan gerak mengayunkan tangan / lengan dari depan kebelakang</text:p>
            </text:list-item>
            <text:list-item>
              <text:p text:style-name="P57">Mempraktikan <text:span text:style-name="T27">gerak mengayunkan tangan / lengan dari depan kebelakang</text:span></text:p>
            </text:list-item>
            <text:list-item>
              <text:p text:style-name="P58">Menjelaskan <text:span text:style-name="T27">gerak mengayunkan tangan / lengan </text:span>ke samping</text:p>
            </text:list-item>
            <text:list-item>
              <text:p text:style-name="P60"><text:soft-page-break/>Mempraktikan <text:span text:style-name="T27">gerak mengayunkan tangan / lengan ke samping</text:span></text:p>
            </text:list-item>
            <text:list-item>
              <text:p text:style-name="P59"><text:span text:style-name="T28">Menjelaskan gerak mengayunkan tangan / lengan melalui samping badan</text:span></text:p>
            </text:list-item>
            <text:list-item>
              <text:p text:style-name="P60">Mempraktikan gerak mengayunkan tangan / lengan melalui samping badan</text:p>
            </text:list-item>
            <text:list-item>
              <text:p text:style-name="P61">Menjelaskan gerak menarik dan mendorong kedua lengan</text:p>
            </text:list-item>
            <text:list-item>
              <text:p text:style-name="P61">Mempraktikan gerak menarik dan mendorong kedua lengan</text:p>
            </text:list-item>
            <text:list-item>
              <text:p text:style-name="P62">Menjelaskan gerak melangkahkan kaki ke depan dan ke belakang</text:p>
            </text:list-item>
            <text:list-item>
              <text:p text:style-name="P63"><text:span text:style-name="T30">Menjelaskan</text:span> <text:span text:style-name="T29">gerak melangkahkan kaki ke </text:span>samping kiri / kanan</text:p>
            </text:list-item>
            <text:list-item>
              <text:p text:style-name="P65">Mempraktikan <text:span text:style-name="T29">gerak melangkahkan kaki ke depan dan ke belakang</text:span></text:p>
            </text:list-item>
            <text:list-item>
              <text:p text:style-name="P64">Mempraktikan <text:span text:style-name="T29">gerak melangkahkan kaki ke </text:span>samping kiri / kanan</text:p>
            </text:list-item>
            <text:list-item>
              <text:p text:style-name="P66">Menjelaskan gerak mengkordinasikan mengayunkan tangan dan melangkahkan kaki</text:p>
            </text:list-item>
            <text:list-item>
              <text:p text:style-name="P66">Mempraktikan gerak mengkordinasikan mengayunkan tangan dan melangkahkan kaki</text:p>
            </text:list-item>
          </text:list>
        </text:list-item>
      </text:list>
      <text:p text:style-name="P41"/>
      <text:p text:style-name="P41"/>
      <text:list xml:id="list404128832" text:style-name="L7">
        <text:list-item>
          <text:p text:style-name="P49">MATERI PEMBELAJARAN</text:p>
          <text:list>
            <text:list-item>
              <text:p text:style-name="P67">Menggnakan tangan / lengan</text:p>
              <text:list>
                <text:list-item>
                  <text:p text:style-name="P67">Dari depan ke belakang</text:p>
                </text:list-item>
                <text:list-item>
                  <text:p text:style-name="P67">Ke samping</text:p>
                </text:list-item>
              </text:list>
            </text:list-item>
            <text:list-item>
              <text:p text:style-name="P68">Memutarkan tangan / lengan</text:p>
              <text:list>
                <text:list-item>
                  <text:p text:style-name="P69">Melalui samping badan</text:p>
                </text:list-item>
              </text:list>
            </text:list-item>
            <text:list-item>
              <text:p text:style-name="P69">Manarik dan mendorong kedua tangan <text:span text:style-name="T31">dan lengan</text:span></text:p>
            </text:list-item>
            <text:list-item>
              <text:p text:style-name="P70">Melangkahkan kaki</text:p>
            </text:list-item>
          </text:list>
        </text:list-item>
      </text:list>
      <text:list xml:id="list2297604587" text:style-name="L9">
        <text:list-item>
          <text:list>
            <text:list-item>
              <text:list>
                <text:list-item>
                  <text:p text:style-name="P71">Ke depan</text:p>
                </text:list-item>
                <text:list-item>
                  <text:p text:style-name="P71">Ke belakang</text:p>
                </text:list-item>
                <text:list-item>
                  <text:p text:style-name="P71">Ke samping kiri dan kanan</text:p>
                </text:list-item>
              </text:list>
            </text:list-item>
          </text:list>
        </text:list-item>
      </text:list>
      <text:list xml:id="list4435547012135" text:continue-list="list404128832" text:style-name="L7">
        <text:list-item>
          <text:list>
            <text:list-item>
              <text:p text:style-name="P72">Mengkordinasikan ayunan tangan / lengan dan langkah kak<text:span text:style-name="T32">i</text:span></text:p>
            </text:list-item>
          </text:list>
        </text:list-item>
      </text:list>
      <text:p text:style-name="P43"/>
      <text:p text:style-name="P43"/>
      <text:list xml:id="list3731590617" text:style-name="L10">
        <text:list-item>
          <text:p text:style-name="P50">PENDEKATAN DAN METODE PEMBELAJARAN</text:p>
          <text:list>
            <text:list-item>
              <text:p text:style-name="P50">Pendekatan<text:tab/>: Saintifik</text:p>
            </text:list-item>
            <text:list-item>
              <text:p text:style-name="P50">Metode<text:tab/>: Modeling, Tanya jawab, Diskusi, Kelompok dan Pemberian Tugas</text:p>
            </text:list-item>
          </text:list>
        </text:list-item>
      </text:list>
      <text:p text:style-name="P42"/>
      <text:p text:style-name="P42"/>
      <text:list xml:id="list1448070328" text:style-name="L11">
        <text:list-item>
          <text:p text:style-name="P51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10">Media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0">Gambar / <text:span text:style-name="T17">chart</text:span></text:p>
          </table:table-cell>
        </table:table-row>
        <table:table-row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10">Alat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30"/>
          </table:table-cell>
        </table:table-row>
        <text:soft-page-break/>
        <table:table-row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10">Sumber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list xml:id="list1598845730" text:style-name="L12">
              <text:list-item>
                <text:p text:style-name="P85">Buku <text:span text:style-name="T3">G</text:span>uru PJOK Kelas <text:span text:style-name="T15">I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4436584494180" text:continue-numbering="true" text:style-name="L12">
              <text:list-item>
                <text:p text:style-name="P86">Buku Siswa PJOK Kelas <text:span text:style-name="T15">I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4436785936948" text:continue-numbering="true" text:style-name="L12">
              <text:list-item>
                <text:p text:style-name="P87">Konteks yang relevan / sesuai</text:p>
              </text:list-item>
            </text:list>
          </table:table-cell>
        </table:table-row>
      </table:table>
      <text:p text:style-name="P37"/>
      <text:p text:style-name="P37"/>
      <text:list xml:id="list224627994" text:style-name="L13">
        <text:list-item>
          <text:p text:style-name="P52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1">Pertemuan Pertama: 4 Jam <text:span text:style-name="T4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">Kegiatan</text:p>
          </table:table-cell>
          <table:table-cell table:style-name="Table3.A2" office:value-type="string">
            <text:p text:style-name="P32">Deskripsi Kegiatan Pembelajaran</text:p>
          </table:table-cell>
          <table:table-cell table:style-name="Table3.C15" office:value-type="string">
            <text:p text:style-name="P12">Alokasi Waktu</text:p>
          </table:table-cell>
        </table:table-row>
        <table:table-row>
          <table:table-cell table:style-name="Table3.A2" office:value-type="string">
            <text:p text:style-name="P13">Pendahuluan</text:p>
          </table:table-cell>
          <table:table-cell table:style-name="Table3.B15" office:value-type="string">
            <text:list xml:id="list3895419737" text:style-name="L14">
              <text:list-item>
                <text:p text:style-name="P89">Pengaturan / Manajemen kelas</text:p>
              </text:list-item>
              <text:list-item>
                <text:p text:style-name="P92">Beroda</text:p>
              </text:list-item>
              <text:list-item>
                <text:p text:style-name="P95">Pemberia motivasi</text:p>
              </text:list-item>
              <text:list-item>
                <text:p text:style-name="P98">Appersepsi</text:p>
              </text:list-item>
              <text:list-item>
                <text:p text:style-name="P100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4">Inti</text:p>
          </table:table-cell>
          <table:table-cell table:style-name="Table3.B15" office:value-type="string">
            <text:list xml:id="list4436592736189" text:continue-numbering="true" text:style-name="L14">
              <text:list-item>
                <text:p text:style-name="P101">Peserta didik menyimak penjelasan dan peragaan <text:tab/>materi dari guru tentang <text:span text:style-name="T33">menarik tangan, memutarkan <text:tab/>tangan, melangkahkan kaki dan mengkordinasikan <text:tab/>ayunan tangan dan langkah kaki</text:span></text:p>
              </text:list-item>
              <text:list-item>
                <text:p text:style-name="P104">Peserta didik mendiskusikan secara kelompok <text:tab/>penjelasan dan peragaan materi dari guru</text:p>
              </text:list-item>
              <text:list-item>
                <text:p text:style-name="P104">Peserta didik mencoba secara berulang gerakan – <text:tab/>gerakan yang telah diperagakan oleh guru</text:p>
              </text:list-item>
              <text:list-item>
                <text:p text:style-name="P104">Peserta didik mempraktikan secara bergilir dengan <text:tab/>dilandasi nilai – nilai <text:span text:style-name="T19">disiplin, percaya diri, sungguh – <text:tab/>sungguh dan kerja sama</text:span></text:p>
              </text:list-item>
              <text:list-item>
                <text:p text:style-name="P108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5">Penutup</text:p>
          </table:table-cell>
          <table:table-cell table:style-name="Table3.B15" office:value-type="string">
            <text:list xml:id="list4436714169404" text:continue-numbering="true" text:style-name="L14">
              <text:list-item>
                <text:p text:style-name="P111">Bertanya jawab tentang materi yang telah dipelajari</text:p>
              </text:list-item>
              <text:list-item>
                <text:p text:style-name="P113">Guru dan peserta didik bersama – sama membuat <text:tab/>rangkuman</text:p>
              </text:list-item>
              <text:list-item>
                <text:p text:style-name="P111"><text:span text:style-name="T6">Penguatan</text:span> dari guru</text:p>
              </text:list-item>
              <text:list-item>
                <text:p text:style-name="P111">Berdoa</text:p>
              </text:list-item>
              <text:list-item>
                <text:p text:style-name="P111">Selesai</text:p>
              </text:list-item>
            </text:list>
          </table:table-cell>
          <table:table-cell table:style-name="Table3.C7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6">Pertemuan kedua: 4 <text:span text:style-name="T5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Kegiatan</text:p>
          </table:table-cell>
          <table:table-cell table:style-name="Table3.A2" office:value-type="string">
            <text:list xml:id="list4437467799678" text:continue-numbering="true" text:style-name="L14">
              <text:list-header>
                <text:p text:style-name="P118">Deskripsi Kegiatan Pembelajaran</text:p>
              </text:list-header>
            </text:list>
          </table:table-cell>
          <table:table-cell table:style-name="Table3.C7" office:value-type="string">
            <text:p text:style-name="P19">Alokasi Waktu</text:p>
          </table:table-cell>
        </table:table-row>
        <table:table-row>
          <table:table-cell table:style-name="Table3.A2" office:value-type="string">
            <text:p text:style-name="P20">Pendahuluan</text:p>
          </table:table-cell>
          <table:table-cell table:style-name="Table3.B15" office:value-type="string">
            <text:list xml:id="list4436265919442" text:continue-numbering="true" text:style-name="L14">
              <text:list-item>
                <text:p text:style-name="P89">Pengaturan / Manajemen kelas</text:p>
              </text:list-item>
              <text:list-item>
                <text:p text:style-name="P92">Beroda</text:p>
              </text:list-item>
              <text:list-item>
                <text:p text:style-name="P95">Pemberia motivasi</text:p>
              </text:list-item>
              <text:list-item>
                <text:p text:style-name="P98">Appersepsi</text:p>
              </text:list-item>
              <text:list-item>
                <text:p text:style-name="P100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0">Inti</text:p>
          </table:table-cell>
          <table:table-cell table:style-name="Table3.B15" office:value-type="string">
            <text:list xml:id="list4435581240051" text:continue-numbering="true" text:style-name="L14">
              <text:list-item>
                <text:p text:style-name="P103">Peserta didik menyimak penjelasan dan peragaan <text:tab/>materi dari guru tentang <text:span text:style-name="T33">menarik tangan, memutarkan <text:tab/>tangan, melangkahkan kaki dan mengkordinasikan <text:tab/>ayunan tangan dan langkah kaki</text:span></text:p>
              </text:list-item>
              <text:list-item>
                <text:p text:style-name="P107"><text:soft-page-break/>Peserta didik mendiskusikan secara kelompok <text:tab/>penjelasan dan peragaan materi dari guru</text:p>
              </text:list-item>
              <text:list-item>
                <text:p text:style-name="P107">Peserta didik mencoba secara berulang gerakan – <text:tab/>gerakan yang telah diperagakan oleh guru</text:p>
              </text:list-item>
              <text:list-item>
                <text:p text:style-name="P107">Peserta didik mempraktikan secara bergilir dengan <text:tab/>dilandasi nilai – nilai <text:span text:style-name="T19">disiplin, percaya diri, sungguh – <text:tab/>sungguh dan kerja sama</text:span></text:p>
              </text:list-item>
              <text:list-item>
                <text:p text:style-name="P110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0">Penutup</text:p>
          </table:table-cell>
          <table:table-cell table:style-name="Table3.B15" office:value-type="string">
            <text:list xml:id="list4436257769638" text:continue-numbering="true" text:style-name="L14">
              <text:list-item>
                <text:p text:style-name="P112">Bertanya jawab tentang materi yang telah dipelajari</text:p>
              </text:list-item>
              <text:list-item>
                <text:p text:style-name="P114">Guru dan peserta didik bersama – sama membuat <text:tab/>rangkuman</text:p>
              </text:list-item>
              <text:list-item>
                <text:p text:style-name="P112"><text:span text:style-name="T6">Penguatan</text:span> dari guru</text:p>
              </text:list-item>
              <text:list-item>
                <text:p text:style-name="P112">Berdoa</text:p>
              </text:list-item>
              <text:list-item>
                <text:p text:style-name="P112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7">Pertemuan ketig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1">Kegiatan</text:p>
          </table:table-cell>
          <table:table-cell table:style-name="Table3.A2" office:value-type="string">
            <text:p text:style-name="P33">Deskripsi Kegiatan Pembelajaran</text:p>
          </table:table-cell>
          <table:table-cell table:style-name="Table3.C15" office:value-type="string">
            <text:p text:style-name="P21">Alokasi Waktu</text:p>
          </table:table-cell>
        </table:table-row>
        <table:table-row>
          <table:table-cell table:style-name="Table3.A2" office:value-type="string">
            <text:p text:style-name="P22">Pendahuluan</text:p>
          </table:table-cell>
          <table:table-cell table:style-name="Table3.B15" office:value-type="string">
            <text:list xml:id="list4437544807855" text:continue-numbering="true" text:style-name="L14">
              <text:list-item>
                <text:p text:style-name="P88">Pengaturan / Manajemen kelas</text:p>
              </text:list-item>
              <text:list-item>
                <text:p text:style-name="P91">Beroda</text:p>
              </text:list-item>
              <text:list-item>
                <text:p text:style-name="P94">Pemberia motivasi</text:p>
              </text:list-item>
              <text:list-item>
                <text:p text:style-name="P97">Appersepsi</text:p>
              </text:list-item>
              <text:list-item>
                <text:p text:style-name="P99">Penjelasan materi pokok, prosedur kegiatan dan tujuan <text:tab/>pembelajaran yang akan dicap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3">Inti</text:p>
          </table:table-cell>
          <table:table-cell table:style-name="Table3.B15" office:value-type="string">
            <text:list xml:id="list4436246259590" text:continue-numbering="true" text:style-name="L14">
              <text:list-item>
                <text:p text:style-name="P102">Peserta didik menyimak penjelasan dan peragaan <text:tab/>materi dari guru tentang <text:span text:style-name="T22">berjalan berpegangan di air, <text:tab/>mencipratkan air ke muka, kejar – kejaran di kolam <text:tab/>renang dan meyelam</text:span></text:p>
              </text:list-item>
              <text:list-item>
                <text:p text:style-name="P105">Peserta didik mendiskusikan secara kelompok <text:tab/>penjelasan dan peragaan materi dari guru</text:p>
              </text:list-item>
              <text:list-item>
                <text:p text:style-name="P105">Peserta didik mencoba secara berulang gerakan – <text:tab/>gerakan yang telah diperagakan oleh guru</text:p>
              </text:list-item>
              <text:list-item>
                <text:p text:style-name="P105">Peserta didik mempraktikan secara bergilir dengan <text:tab/>dilandasi nilai – nilai <text:span text:style-name="T19">disiplin, percaya diri, sungguh – <text:tab/>sungguh dan kerja sama</text:span></text:p>
              </text:list-item>
              <text:list-item>
                <text:p text:style-name="P109">Peserta didik medapat umpan balik dari guru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5" office:value-type="string">
            <text:list xml:id="list4436092646004" text:continue-numbering="true" text:style-name="L14">
              <text:list-item>
                <text:p text:style-name="P112">Bertanya jawab tentang materi yang telah dipelajari</text:p>
              </text:list-item>
              <text:list-item>
                <text:p text:style-name="P114">Guru dan peserta didik bersama – sama membuat <text:tab/>rangkuman</text:p>
              </text:list-item>
              <text:list-item>
                <text:p text:style-name="P112"><text:span text:style-name="T6">Penguatan</text:span> dari guru</text:p>
              </text:list-item>
              <text:list-item>
                <text:p text:style-name="P112">Berdoa</text:p>
              </text:list-item>
              <text:list-item>
                <text:p text:style-name="P112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8">Kegiatan keempat: 4 Ja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5">Kegiatan</text:p>
          </table:table-cell>
          <table:table-cell table:style-name="Table3.A2" office:value-type="string">
            <text:p text:style-name="P34">Deskripsi Kegiatan Pembelajaran</text:p>
          </table:table-cell>
          <table:table-cell table:style-name="Table3.C17" office:value-type="string">
            <text:p text:style-name="P25">Alokasi Waktu</text:p>
          </table:table-cell>
        </table:table-row>
        <table:table-row>
          <table:table-cell table:style-name="Table3.A2" office:value-type="string">
            <text:p text:style-name="P26">Pendahuluan</text:p>
          </table:table-cell>
          <table:table-cell table:style-name="Table3.B19" office:value-type="string">
            <text:list xml:id="list4436219913087" text:continue-numbering="true" text:style-name="L14">
              <text:list-item>
                <text:p text:style-name="P88">Pengaturan / Manajemen kelas</text:p>
              </text:list-item>
              <text:list-item>
                <text:p text:style-name="P91">Beroda</text:p>
              </text:list-item>
              <text:list-item>
                <text:p text:style-name="P94">Pemberia motivasi</text:p>
              </text:list-item>
              <text:list-item>
                <text:p text:style-name="P97">Appersepsi</text:p>
              </text:list-item>
              <text:list-item>
                <text:p text:style-name="P99"><text:soft-page-break/>Penjelasan materi pokok, prosedur kegiatan dan tujuan <text:tab/>pembelajaran yang akan dicapai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6">Inti</text:p>
          </table:table-cell>
          <table:table-cell table:style-name="Table3.B19" office:value-type="string">
            <text:list xml:id="list4437066216247" text:continue-numbering="true" text:style-name="L14">
              <text:list-item>
                <text:p text:style-name="P103">Peserta didik menyimak penjelasan dan peragaan <text:tab/>materi dari guru tentang <text:span text:style-name="T22">berjalan berpegangan di air, <text:tab/>mencipratkan air ke muka, kejar – kejaran di kolam <text:tab/>renang dan meyelam</text:span></text:p>
              </text:list-item>
              <text:list-item>
                <text:p text:style-name="P107">Peserta didik mendiskusikan secara kelompok <text:tab/>penjelasan dan peragaan materi dari guru</text:p>
              </text:list-item>
              <text:list-item>
                <text:p text:style-name="P107">Peserta didik mencoba secara berulang gerakan – <text:tab/>gerakan yang telah diperagakan oleh guru</text:p>
              </text:list-item>
              <text:list-item>
                <text:p text:style-name="P107">Peserta didik mempraktikan secara bergilir dengan <text:tab/>dilandasi nilai – nilai <text:span text:style-name="T19">disiplin, percaya diri, sungguh – <text:tab/>sungguh dan kerja sama</text:span></text:p>
              </text:list-item>
              <text:list-item>
                <text:p text:style-name="P110">Peserta didik medapat umpan balik dari guru</text:p>
              </text:list-item>
            </text:list>
          </table:table-cell>
          <table:table-cell table:style-name="Table3.C19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6">Penutup</text:p>
          </table:table-cell>
          <table:table-cell table:style-name="Table3.B20" office:value-type="string">
            <text:list xml:id="list4435679565181" text:continue-numbering="true" text:style-name="L14">
              <text:list-item>
                <text:p text:style-name="P112">Bertanya jawab tentang materi yang telah dipelajari</text:p>
              </text:list-item>
              <text:list-item>
                <text:p text:style-name="P114">Guru dan peserta didik bersama – sama membuat <text:tab/>rangkuman</text:p>
              </text:list-item>
              <text:list-item>
                <text:p text:style-name="P112"><text:span text:style-name="T6">Penguatan</text:span> dari guru</text:p>
              </text:list-item>
              <text:list-item>
                <text:p text:style-name="P112">Berdoa</text:p>
              </text:list-item>
              <text:list-item>
                <text:p text:style-name="P112">Selesai</text:p>
              </text:list-item>
            </text:list>
          </table:table-cell>
          <table:table-cell table:style-name="Table3.C20" office:value-type="string">
            <text:p text:style-name="P11"/>
          </table:table-cell>
        </table:table-row>
      </table:table>
      <text:p text:style-name="P44"/>
      <text:p text:style-name="P44"/>
      <text:list xml:id="list1326907960" text:style-name="L15">
        <text:list-item>
          <text:p text:style-name="P53">PENILAIAN <text:span text:style-name="T12">HASIL </text:span>PEMBELAJARAN</text:p>
          <text:list>
            <text:list-item>
              <text:p text:style-name="P53">Teknik penilaian</text:p>
            </text:list-item>
          </text:list>
        </text:list-item>
      </text:list>
      <text:list xml:id="list374883843" text:style-name="L16">
        <text:list-item>
          <text:list>
            <text:list-item>
              <text:list>
                <text:list-item>
                  <text:p text:style-name="P54">Penilaian sikap<text:tab/>: Pengamatan (non – tes)</text:p>
                </text:list-item>
                <text:list-item>
                  <text:p text:style-name="P54">Penilaian pengetahuan<text:tab/>: Tertulis <text:span text:style-name="T13">(tes)</text:span></text:p>
                </text:list-item>
                <text:list-item>
                  <text:p text:style-name="P54">Penilaian keterampilan<text:tab/>: Pengamatan (non – tes)</text:p>
                </text:list-item>
              </text:list>
            </text:list-item>
          </text:list>
        </text:list-item>
      </text:list>
      <text:list xml:id="list330792897" text:style-name="L17">
        <text:list-item>
          <text:p text:style-name="P74">Bentuk instrumen penilaian</text:p>
        </text:list-item>
      </text:list>
      <text:list xml:id="list591616000" text:style-name="L18">
        <text:list-item>
          <text:list>
            <text:list-item>
              <text:p text:style-name="P76">Penilaian sikap<text:tab/>: Jurnal</text:p>
            </text:list-item>
            <text:list-item>
              <text:p text:style-name="P78">Penilaian pengetahuan<text:tab/>: Butir – butir soal (Pilihan ganda, uraian)</text:p>
            </text:list-item>
            <text:list-item>
              <text:p text:style-name="P78">Penilaian keterampilan<text:tab/>: Lembar pengamatan</text:p>
            </text:list-item>
          </text:list>
        </text:list-item>
      </text:list>
      <text:list xml:id="list4436544069007" text:continue-list="list330792897" text:style-name="L17">
        <text:list-item>
          <text:p text:style-name="P75">Instrumen penilaian</text:p>
        </text:list-item>
      </text:list>
      <text:list xml:id="list2278912135" text:style-name="L19">
        <text:list-item>
          <text:list>
            <text:list-item>
              <text:p text:style-name="P77">Penilaian sikap<text:tab/>: Jurnal harian langsung dari guru</text:p>
            </text:list-item>
            <text:list-item>
              <text:p text:style-name="P79">Penilaian pengetahuan<text:tab/>: <text:span text:style-name="T8">Naskah tersendiri sebagai lampiran dari RPP</text:span></text:p>
            </text:list-item>
            <text:list-item>
              <text:p text:style-name="P79">Penilaian keterampilan<text:tab/>: <text:span text:style-name="T8">Naskah tersendiri sebagai lampiran dari RPP</text:span></text:p>
            </text:list-item>
          </text:list>
        </text:list-item>
      </text:list>
      <text:p text:style-name="P8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Menyetujui / Mengesahkan</text:p>
            <text:p text:style-name="P27">Kepala Sekolah</text:p>
            <text:p text:style-name="P27"/>
            <text:p text:style-name="P27"/>
            <text:p text:style-name="P29">USMAN, S.Pd</text:p>
            <text:p text:style-name="P28">N<text:span text:style-name="T9">IP</text:span>. <text:span text:style-name="T10">196807151999011002</text:span></text:p>
          </table:table-cell>
          <table:table-cell table:style-name="Table4.A1" office:value-type="string">
            <text:p text:style-name="P27">Ternate, 5 Januri 2019</text:p>
            <text:p text:style-name="P27">Guru Mata Pelajaran</text:p>
            <text:p text:style-name="P27"/>
            <text:p text:style-name="P27"/>
            <text:p text:style-name="P29">NURBAYA AHMAD</text:p>
            <text:p text:style-name="P27"><text:span text:style-name="T11">NIP</text:span>. 196612021987122006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2-02T00:44:35.103001869</dc:date>
    <meta:editing-duration>PT7H21M27S</meta:editing-duration>
    <meta:editing-cycles>309</meta:editing-cycles>
    <meta:document-statistic meta:table-count="5" meta:image-count="0" meta:object-count="0" meta:page-count="5" meta:paragraph-count="184" meta:word-count="1091" meta:character-count="7158" meta:non-whitespace-character-count="6310"/>
  </office:meta>
</office:document-meta>
</file>